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ext-properties fo:color="#ff3333" fo:font-weight="normal" style:font-weight-asian="normal" style:font-weight-complex="normal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anage pag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-notes ui test spread shee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ro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refo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per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untionality/tes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</table:table-row>
      </table:table>
      <table:table table:name="login pag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-notes ui test spread shee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ro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refo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per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untionality/tes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</table:table-row>
      </table:table>
      <table:table table:name="week schedul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hp</text:p>
          </table:table-cell>
          <table:covered-table-cell table:number-columns-repeated="3"/>
          <table:table-cell table:number-columns-repeated="3"/>
          <table:table-cell table:style-name="ce2" office:value-type="string" calcext:value-type="string" table:number-columns-spanned="5" table:number-rows-spanned="1">
            <text:p>ui</text:p>
          </table:table-cell>
          <table:covered-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bugs</text:p>
          </table:table-cell>
          <table:table-cell table:style-name="ce3" office:value-type="string" calcext:value-type="string">
            <text:p>featured</text:p>
          </table:table-cell>
          <table:table-cell table:style-name="ce3" table:number-columns-repeated="5"/>
          <table:table-cell table:style-name="ce3" office:value-type="string" calcext:value-type="string">
            <text:p>featrues</text:p>
          </table:table-cell>
          <table:table-cell table:style-name="ce3" office:value-type="string" calcext:value-type="string">
            <text:p>bu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input check bug</text:p>
          </table:table-cell>
          <table:table-cell table:style-name="ce9" office:value-type="string" calcext:value-type="string">
            <text:p>file download</text:p>
          </table:table-cell>
          <table:table-cell table:number-columns-repeated="5"/>
          <table:table-cell table:style-name="ce11" office:value-type="string" calcext:value-type="string">
            <text:p>move option</text:p>
          </table:table-cell>
          <table:table-cell table:style-name="ce12" office:value-type="string" calcext:value-type="string">
            <text:p>ui fire fox fi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ile upload bug</text:p>
          </table:table-cell>
          <table:table-cell table:style-name="ce5" office:value-type="string" calcext:value-type="string">
            <text:p>share by url</text:p>
          </table:table-cell>
          <table:table-cell table:number-columns-repeated="5"/>
          <table:table-cell table:style-name="ce11"/>
          <table:table-cell table:style-name="ce12" office:value-type="string" calcext:value-type="string">
            <text:p>ui bug fix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share to people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6"/>
          <table:table-cell table:style-name="ce10" office:value-type="string" calcext:value-type="string">
            <text:p>code sorting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6" office:value-type="string" calcext:value-type="string">
            <text:p>to be fix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>
            <text:p>Fixed but not test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tested</text:p>
          </table:table-cell>
          <table:table-cell table:number-columns-repeated="10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file icon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file previe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roup by sharing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view details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list view</text:p>
            <text:p>terms and privacy page</text:p>
            <text:p>view details</text:p>
            <text:p>shareable link popup</text:p>
            <text:p>manage page footer</text:p>
            <text:p>multi uploa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multi drag and dro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7:16:59.742896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1:03:27.912285789</meta:creation-date>
    <dc:date>2017-01-06T17:18:15.263087318</dc:date>
    <meta:editing-duration>PT18M24S</meta:editing-duration>
    <meta:editing-cycles>15</meta:editing-cycles>
    <meta:generator>LibreOffice/5.2.2.2$Linux_X86_64 LibreOffice_project/20m0$Build-2</meta:generator>
    <meta:document-statistic meta:table-count="3" meta:cell-count="52" meta:object-count="0"/>
  </office:meta>
</office:document-meta>
</file>